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22.95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3.4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Dado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>
      <style:table-cell-properties style:rotation-align="none"/>
    </style:style>
    <style:style style:name="ce6" style:family="table-cell" style:parent-style-name="Normal_20_2">
      <style:table-cell-properties fo:border-bottom="0.74pt solid #000000" fo:background-color="#33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Normal_20_2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Normal_20_2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20_2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20_2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Porcentagem_20_2" style:data-style-name="N1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Porcentagem_20_2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9" style:family="table-cell" style:parent-style-name="Normal_20_2" style:data-style-name="N108">
      <style:table-cell-properties style:rotation-align="none"/>
    </style:style>
    <style:style style:name="ce20" style:family="table-cell" style:parent-style-name="Normal_20_2" style:data-style-name="N108">
      <style:table-cell-properties style:diagonal-bl-tr="none" style:diagonal-tl-br="none" fo:border="none" style:rotation-align="none"/>
    </style:style>
    <style:style style:name="ce21" style:family="table-cell" style:parent-style-name="Normal_20_2">
      <style:table-cell-properties style:diagonal-bl-tr="none" style:diagonal-tl-br="none" fo:border="none" style:rotation-align="none"/>
    </style:style>
    <style:style style:name="ce22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Trimestre</text:p>
          </table:table-cell>
          <table:table-cell table:style-name="ce6" office:value-type="string" calcext:value-type="string" table:number-columns-spanned="2" table:number-rows-spanned="1">
            <text:p>Índice (PIB efetivo de 2000=100)</text:p>
          </table:table-cell>
          <table:covered-table-cell table:style-name="ce6"/>
          <table:table-cell table:style-name="ce14" office:value-type="string" calcext:value-type="string" table:number-columns-spanned="1" table:number-rows-spanned="2">
            <text:p>Hiato de Produto</text:p>
          </table:table-cell>
          <table:table-cell office:value-type="string" calcext:value-type="string">
            <text:p>Fonte: Grupo de Conjuntuura/Dimac/Ipea.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ce7" office:value-type="string" calcext:value-type="string">
            <text:p>Produto Potencial</text:p>
          </table:table-cell>
          <table:table-cell table:style-name="ce11" office:value-type="string" calcext:value-type="string">
            <text:p>PIB Efetivo com ajuste Sazonal (2000=100)</text:p>
          </table:table-cell>
          <table:covered-table-cell table:style-name="ce15"/>
          <table:table-cell table:style-name="ce18" office:value-type="string" calcext:value-type="string">
            <text:p>Metodologia:</text:p>
            <text:p>SOUZA-JÚNIOR, J. R. C. Produto Potencial e Hiato do Produto: nível atual e projeções para 2018. Carta de Conjuntura do Ipea, v. 36, 2017.</text:p>
            <text:p>Disponível em:</text:p>
            <text:p>&lt;http://www.ipea.gov.br/cartadeconjuntura/index.php/2017/10/13/produto-potencial-e-hiato-do-produto-nivel-atual-cc36/&gt;.</text:p>
          </table:table-cell>
          <table:table-cell table:style-name="ce22" table:number-columns-repeated="1019"/>
        </table:table-row>
        <table:table-row table:style-name="ro3">
          <table:table-cell table:style-name="ce2" office:value-type="string" calcext:value-type="string">
            <text:p>1993 T1</text:p>
          </table:table-cell>
          <table:table-cell table:style-name="ce8" office:value-type="float" office:value="84.4946842300955" calcext:value-type="float">
            <text:p>84,49</text:p>
          </table:table-cell>
          <table:table-cell table:style-name="ce12" office:value-type="float" office:value="80.4572256592224" calcext:value-type="float">
            <text:p>80,46</text:p>
          </table:table-cell>
          <table:table-cell table:style-name="ce16" table:formula="of:=[.C3]/[.B3]-1" office:value-type="percentage" office:value="-0.0477835807975592" calcext:value-type="percentage">
            <text:p>-4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3 T2</text:p>
          </table:table-cell>
          <table:table-cell table:style-name="ce8" office:value-type="float" office:value="84.9398994247101" calcext:value-type="float">
            <text:p>84,94</text:p>
          </table:table-cell>
          <table:table-cell table:style-name="ce12" office:value-type="float" office:value="81.3743281952221" calcext:value-type="float">
            <text:p>81,37</text:p>
          </table:table-cell>
          <table:table-cell table:style-name="ce16" table:formula="of:=[.C4]/[.B4]-1" office:value-type="percentage" office:value="-0.0419775777183307" calcext:value-type="percentage">
            <text:p>-4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3 T3</text:p>
          </table:table-cell>
          <table:table-cell table:style-name="ce8" office:value-type="float" office:value="85.536558140437" calcext:value-type="float">
            <text:p>85,54</text:p>
          </table:table-cell>
          <table:table-cell table:style-name="ce12" office:value-type="float" office:value="82.3911431540084" calcext:value-type="float">
            <text:p>82,39</text:p>
          </table:table-cell>
          <table:table-cell table:style-name="ce16" table:formula="of:=[.C5]/[.B5]-1" office:value-type="percentage" office:value="-0.0367727560567074" calcext:value-type="percentage">
            <text:p>-3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3 T4</text:p>
          </table:table-cell>
          <table:table-cell table:style-name="ce8" office:value-type="float" office:value="85.9377382326973" calcext:value-type="float">
            <text:p>85,94</text:p>
          </table:table-cell>
          <table:table-cell table:style-name="ce12" office:value-type="float" office:value="82.8050081513816" calcext:value-type="float">
            <text:p>82,81</text:p>
          </table:table-cell>
          <table:table-cell table:style-name="ce16" table:formula="of:=[.C6]/[.B6]-1" office:value-type="percentage" office:value="-0.0364534853457877" calcext:value-type="percentage">
            <text:p>-3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4 T1</text:p>
          </table:table-cell>
          <table:table-cell table:style-name="ce8" office:value-type="float" office:value="86.40383298743" calcext:value-type="float">
            <text:p>86,40</text:p>
          </table:table-cell>
          <table:table-cell table:style-name="ce12" office:value-type="float" office:value="83.0925467700214" calcext:value-type="float">
            <text:p>83,09</text:p>
          </table:table-cell>
          <table:table-cell table:style-name="ce16" table:formula="of:=[.C7]/[.B7]-1" office:value-type="percentage" office:value="-0.0383233718102558" calcext:value-type="percentage">
            <text:p>-3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4 T2</text:p>
          </table:table-cell>
          <table:table-cell table:style-name="ce8" office:value-type="float" office:value="86.8865711215955" calcext:value-type="float">
            <text:p>86,89</text:p>
          </table:table-cell>
          <table:table-cell table:style-name="ce12" office:value-type="float" office:value="83.0648538699148" calcext:value-type="float">
            <text:p>83,06</text:p>
          </table:table-cell>
          <table:table-cell table:style-name="ce16" table:formula="of:=[.C8]/[.B8]-1" office:value-type="percentage" office:value="-0.0439851314460588" calcext:value-type="percentage">
            <text:p>-4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4 T3</text:p>
          </table:table-cell>
          <table:table-cell table:style-name="ce8" office:value-type="float" office:value="88.0312679836066" calcext:value-type="float">
            <text:p>88,03</text:p>
          </table:table-cell>
          <table:table-cell table:style-name="ce12" office:value-type="float" office:value="87.1265391602332" calcext:value-type="float">
            <text:p>87,13</text:p>
          </table:table-cell>
          <table:table-cell table:style-name="ce16" table:formula="of:=[.C9]/[.B9]-1" office:value-type="percentage" office:value="-0.0102773576264038" calcext:value-type="percentage">
            <text:p>-1,0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4 T4</text:p>
          </table:table-cell>
          <table:table-cell table:style-name="ce8" office:value-type="float" office:value="88.3365489763559" calcext:value-type="float">
            <text:p>88,34</text:p>
          </table:table-cell>
          <table:table-cell table:style-name="ce12" office:value-type="float" office:value="91.2243690799116" calcext:value-type="float">
            <text:p>91,22</text:p>
          </table:table-cell>
          <table:table-cell table:style-name="ce16" table:formula="of:=[.C10]/[.B10]-1" office:value-type="percentage" office:value="0.0326911129879963" calcext:value-type="percentage">
            <text:p>3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5 T1</text:p>
          </table:table-cell>
          <table:table-cell table:style-name="ce8" office:value-type="float" office:value="88.9785117665814" calcext:value-type="float">
            <text:p>88,98</text:p>
          </table:table-cell>
          <table:table-cell table:style-name="ce12" office:value-type="float" office:value="91.095525164805" calcext:value-type="float">
            <text:p>91,10</text:p>
          </table:table-cell>
          <table:table-cell table:style-name="ce16" table:formula="of:=[.C11]/[.B11]-1" office:value-type="percentage" office:value="0.0237924118553168" calcext:value-type="percentage">
            <text:p>2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5 T2</text:p>
          </table:table-cell>
          <table:table-cell table:style-name="ce8" office:value-type="float" office:value="89.398620884094" calcext:value-type="float">
            <text:p>89,40</text:p>
          </table:table-cell>
          <table:table-cell table:style-name="ce12" office:value-type="float" office:value="90.1580126017787" calcext:value-type="float">
            <text:p>90,16</text:p>
          </table:table-cell>
          <table:table-cell table:style-name="ce16" table:formula="of:=[.C12]/[.B12]-1" office:value-type="percentage" office:value="0.0084944455538003" calcext:value-type="percentage">
            <text:p>0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5 T3</text:p>
          </table:table-cell>
          <table:table-cell table:style-name="ce8" office:value-type="float" office:value="90.1543301473325" calcext:value-type="float">
            <text:p>90,15</text:p>
          </table:table-cell>
          <table:table-cell table:style-name="ce12" office:value-type="float" office:value="88.7413589196993" calcext:value-type="float">
            <text:p>88,74</text:p>
          </table:table-cell>
          <table:table-cell table:style-name="ce16" table:formula="of:=[.C13]/[.B13]-1" office:value-type="percentage" office:value="-0.0156728049038145" calcext:value-type="percentage">
            <text:p>-1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5 T4</text:p>
          </table:table-cell>
          <table:table-cell table:style-name="ce8" office:value-type="float" office:value="90.6728730066381" calcext:value-type="float">
            <text:p>90,67</text:p>
          </table:table-cell>
          <table:table-cell table:style-name="ce12" office:value-type="float" office:value="89.7724698886056" calcext:value-type="float">
            <text:p>89,77</text:p>
          </table:table-cell>
          <table:table-cell table:style-name="ce16" table:formula="of:=[.C14]/[.B14]-1" office:value-type="percentage" office:value="-0.00993023699565176" calcext:value-type="percentage">
            <text:p>-1,0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6 T1</text:p>
          </table:table-cell>
          <table:table-cell table:style-name="ce8" office:value-type="float" office:value="91.5491525172472" calcext:value-type="float">
            <text:p>91,55</text:p>
          </table:table-cell>
          <table:table-cell table:style-name="ce12" office:value-type="float" office:value="90.6064903076287" calcext:value-type="float">
            <text:p>90,61</text:p>
          </table:table-cell>
          <table:table-cell table:style-name="ce16" table:formula="of:=[.C15]/[.B15]-1" office:value-type="percentage" office:value="-0.0102967879406739" calcext:value-type="percentage">
            <text:p>-1,0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6 T2</text:p>
          </table:table-cell>
          <table:table-cell table:style-name="ce8" office:value-type="float" office:value="92.048374570857" calcext:value-type="float">
            <text:p>92,05</text:p>
          </table:table-cell>
          <table:table-cell table:style-name="ce12" office:value-type="float" office:value="90.2961826404684" calcext:value-type="float">
            <text:p>90,30</text:p>
          </table:table-cell>
          <table:table-cell table:style-name="ce16" table:formula="of:=[.C16]/[.B16]-1" office:value-type="percentage" office:value="-0.0190355553648575" calcext:value-type="percentage">
            <text:p>-1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6 T3</text:p>
          </table:table-cell>
          <table:table-cell table:style-name="ce8" office:value-type="float" office:value="92.4564149239084" calcext:value-type="float">
            <text:p>92,46</text:p>
          </table:table-cell>
          <table:table-cell table:style-name="ce12" office:value-type="float" office:value="93.815428574523" calcext:value-type="float">
            <text:p>93,82</text:p>
          </table:table-cell>
          <table:table-cell table:style-name="ce16" table:formula="of:=[.C17]/[.B17]-1" office:value-type="percentage" office:value="0.0146989654718175" calcext:value-type="percentage">
            <text:p>1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6 T4</text:p>
          </table:table-cell>
          <table:table-cell table:style-name="ce8" office:value-type="float" office:value="92.8916226004565" calcext:value-type="float">
            <text:p>92,89</text:p>
          </table:table-cell>
          <table:table-cell table:style-name="ce12" office:value-type="float" office:value="92.9041463128824" calcext:value-type="float">
            <text:p>92,90</text:p>
          </table:table-cell>
          <table:table-cell table:style-name="ce16" table:formula="of:=[.C18]/[.B18]-1" office:value-type="percentage" office:value="0.000134820687542225" calcext:value-type="percentage">
            <text:p>0,0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7 T1</text:p>
          </table:table-cell>
          <table:table-cell table:style-name="ce8" office:value-type="float" office:value="93.0749216750047" calcext:value-type="float">
            <text:p>93,07</text:p>
          </table:table-cell>
          <table:table-cell table:style-name="ce12" office:value-type="float" office:value="93.773734485788" calcext:value-type="float">
            <text:p>93,77</text:p>
          </table:table-cell>
          <table:table-cell table:style-name="ce16" table:formula="of:=[.C19]/[.B19]-1" office:value-type="percentage" office:value="0.00750806767502277" calcext:value-type="percentage">
            <text:p>0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7 T2</text:p>
          </table:table-cell>
          <table:table-cell table:style-name="ce8" office:value-type="float" office:value="93.5666373301197" calcext:value-type="float">
            <text:p>93,57</text:p>
          </table:table-cell>
          <table:table-cell table:style-name="ce12" office:value-type="float" office:value="94.293139643004" calcext:value-type="float">
            <text:p>94,29</text:p>
          </table:table-cell>
          <table:table-cell table:style-name="ce16" table:formula="of:=[.C20]/[.B20]-1" office:value-type="percentage" office:value="0.0077645444318053" calcext:value-type="percentage">
            <text:p>0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7 T3</text:p>
          </table:table-cell>
          <table:table-cell table:style-name="ce8" office:value-type="float" office:value="93.9493694746172" calcext:value-type="float">
            <text:p>93,95</text:p>
          </table:table-cell>
          <table:table-cell table:style-name="ce12" office:value-type="float" office:value="95.6305294116652" calcext:value-type="float">
            <text:p>95,63</text:p>
          </table:table-cell>
          <table:table-cell table:style-name="ce16" table:formula="of:=[.C21]/[.B21]-1" office:value-type="percentage" office:value="0.0178943184658866" calcext:value-type="percentage">
            <text:p>1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7 T4</text:p>
          </table:table-cell>
          <table:table-cell table:style-name="ce8" office:value-type="float" office:value="94.2063742069283" calcext:value-type="float">
            <text:p>94,21</text:p>
          </table:table-cell>
          <table:table-cell table:style-name="ce12" office:value-type="float" office:value="96.4135589296868" calcext:value-type="float">
            <text:p>96,41</text:p>
          </table:table-cell>
          <table:table-cell table:style-name="ce16" table:formula="of:=[.C22]/[.B22]-1" office:value-type="percentage" office:value="0.0234292503170788" calcext:value-type="percentage">
            <text:p>2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8 T1</text:p>
          </table:table-cell>
          <table:table-cell table:style-name="ce8" office:value-type="float" office:value="95.317044175599" calcext:value-type="float">
            <text:p>95,32</text:p>
          </table:table-cell>
          <table:table-cell table:style-name="ce12" office:value-type="float" office:value="94.1783819732903" calcext:value-type="float">
            <text:p>94,18</text:p>
          </table:table-cell>
          <table:table-cell table:style-name="ce16" table:formula="of:=[.C23]/[.B23]-1" office:value-type="percentage" office:value="-0.011946050280483" calcext:value-type="percentage">
            <text:p>-1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8 T2</text:p>
          </table:table-cell>
          <table:table-cell table:style-name="ce8" office:value-type="float" office:value="95.7080037218045" calcext:value-type="float">
            <text:p>95,71</text:p>
          </table:table-cell>
          <table:table-cell table:style-name="ce12" office:value-type="float" office:value="96.0917190577843" calcext:value-type="float">
            <text:p>96,09</text:p>
          </table:table-cell>
          <table:table-cell table:style-name="ce16" table:formula="of:=[.C24]/[.B24]-1" office:value-type="percentage" office:value="0.00400922933358006" calcext:value-type="percentage">
            <text:p>0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8 T3</text:p>
          </table:table-cell>
          <table:table-cell table:style-name="ce8" office:value-type="float" office:value="95.7826601443619" calcext:value-type="float">
            <text:p>95,78</text:p>
          </table:table-cell>
          <table:table-cell table:style-name="ce12" office:value-type="float" office:value="96.1223593636001" calcext:value-type="float">
            <text:p>96,12</text:p>
          </table:table-cell>
          <table:table-cell table:style-name="ce16" table:formula="of:=[.C25]/[.B25]-1" office:value-type="percentage" office:value="0.00354656279880072" calcext:value-type="percentage">
            <text:p>0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8 T4</text:p>
          </table:table-cell>
          <table:table-cell table:style-name="ce8" office:value-type="float" office:value="96.3116300820672" calcext:value-type="float">
            <text:p>96,31</text:p>
          </table:table-cell>
          <table:table-cell table:style-name="ce12" office:value-type="float" office:value="95.0192767052049" calcext:value-type="float">
            <text:p>95,02</text:p>
          </table:table-cell>
          <table:table-cell table:style-name="ce16" table:formula="of:=[.C26]/[.B26]-1" office:value-type="percentage" office:value="-0.0134184560655974" calcext:value-type="percentage">
            <text:p>-1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9 T1</text:p>
          </table:table-cell>
          <table:table-cell table:style-name="ce8" office:value-type="float" office:value="96.7412577500823" calcext:value-type="float">
            <text:p>96,74</text:p>
          </table:table-cell>
          <table:table-cell table:style-name="ce12" office:value-type="float" office:value="95.1297644534054" calcext:value-type="float">
            <text:p>95,13</text:p>
          </table:table-cell>
          <table:table-cell table:style-name="ce16" table:formula="of:=[.C27]/[.B27]-1" office:value-type="percentage" office:value="-0.0166577666463662" calcext:value-type="percentage">
            <text:p>-1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9 T2</text:p>
          </table:table-cell>
          <table:table-cell table:style-name="ce8" office:value-type="float" office:value="97.6088972799108" calcext:value-type="float">
            <text:p>97,61</text:p>
          </table:table-cell>
          <table:table-cell table:style-name="ce12" office:value-type="float" office:value="95.30654046282" calcext:value-type="float">
            <text:p>95,31</text:p>
          </table:table-cell>
          <table:table-cell table:style-name="ce16" table:formula="of:=[.C28]/[.B28]-1" office:value-type="percentage" office:value="-0.0235875712281467" calcext:value-type="percentage">
            <text:p>-2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9 T3</text:p>
          </table:table-cell>
          <table:table-cell table:style-name="ce8" office:value-type="float" office:value="98.2685837244317" calcext:value-type="float">
            <text:p>98,27</text:p>
          </table:table-cell>
          <table:table-cell table:style-name="ce12" office:value-type="float" office:value="95.6574028536824" calcext:value-type="float">
            <text:p>95,66</text:p>
          </table:table-cell>
          <table:table-cell table:style-name="ce16" table:formula="of:=[.C29]/[.B29]-1" office:value-type="percentage" office:value="-0.0265718785372105" calcext:value-type="percentage">
            <text:p>-2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1999 T4</text:p>
          </table:table-cell>
          <table:table-cell table:style-name="ce8" office:value-type="float" office:value="98.6959612054393" calcext:value-type="float">
            <text:p>98,70</text:p>
          </table:table-cell>
          <table:table-cell table:style-name="ce12" office:value-type="float" office:value="97.1047116770598" calcext:value-type="float">
            <text:p>97,10</text:p>
          </table:table-cell>
          <table:table-cell table:style-name="ce16" table:formula="of:=[.C30]/[.B30]-1" office:value-type="percentage" office:value="-0.0161227420954668" calcext:value-type="percentage">
            <text:p>-1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0 T1</text:p>
          </table:table-cell>
          <table:table-cell table:style-name="ce8" office:value-type="float" office:value="99.4840666652896" calcext:value-type="float">
            <text:p>99,48</text:p>
          </table:table-cell>
          <table:table-cell table:style-name="ce12" office:value-type="float" office:value="98.5978847083505" calcext:value-type="float">
            <text:p>98,60</text:p>
          </table:table-cell>
          <table:table-cell table:style-name="ce16" table:formula="of:=[.C31]/[.B31]-1" office:value-type="percentage" office:value="-0.00890777776425933" calcext:value-type="percentage">
            <text:p>-0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0 T2</text:p>
          </table:table-cell>
          <table:table-cell table:style-name="ce8" office:value-type="float" office:value="100.247661312517" calcext:value-type="float">
            <text:p>100,25</text:p>
          </table:table-cell>
          <table:table-cell table:style-name="ce12" office:value-type="float" office:value="99.5209389700727" calcext:value-type="float">
            <text:p>99,52</text:p>
          </table:table-cell>
          <table:table-cell table:style-name="ce16" table:formula="of:=[.C32]/[.B32]-1" office:value-type="percentage" office:value="-0.00724926978773743" calcext:value-type="percentage">
            <text:p>-0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0 T3</text:p>
          </table:table-cell>
          <table:table-cell table:style-name="ce8" office:value-type="float" office:value="100.612916747353" calcext:value-type="float">
            <text:p>100,61</text:p>
          </table:table-cell>
          <table:table-cell table:style-name="ce12" office:value-type="float" office:value="100.269446141191" calcext:value-type="float">
            <text:p>100,27</text:p>
          </table:table-cell>
          <table:table-cell table:style-name="ce16" table:formula="of:=[.C33]/[.B33]-1" office:value-type="percentage" office:value="-0.0034137824174687" calcext:value-type="percentage">
            <text:p>-0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0 T4</text:p>
          </table:table-cell>
          <table:table-cell table:style-name="ce8" office:value-type="float" office:value="100.870737807549" calcext:value-type="float">
            <text:p>100,87</text:p>
          </table:table-cell>
          <table:table-cell table:style-name="ce12" office:value-type="float" office:value="101.611730180386" calcext:value-type="float">
            <text:p>101,61</text:p>
          </table:table-cell>
          <table:table-cell table:style-name="ce16" table:formula="of:=[.C34]/[.B34]-1" office:value-type="percentage" office:value="0.00734595968010443" calcext:value-type="percentage">
            <text:p>0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1 T1</text:p>
          </table:table-cell>
          <table:table-cell table:style-name="ce8" office:value-type="float" office:value="101.779846678232" calcext:value-type="float">
            <text:p>101,78</text:p>
          </table:table-cell>
          <table:table-cell table:style-name="ce12" office:value-type="float" office:value="101.902289123378" calcext:value-type="float">
            <text:p>101,90</text:p>
          </table:table-cell>
          <table:table-cell table:style-name="ce16" table:formula="of:=[.C35]/[.B35]-1" office:value-type="percentage" office:value="0.00120301267040346" calcext:value-type="percentage">
            <text:p>0,1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1 T2</text:p>
          </table:table-cell>
          <table:table-cell table:style-name="ce8" office:value-type="float" office:value="102.520898634134" calcext:value-type="float">
            <text:p>102,52</text:p>
          </table:table-cell>
          <table:table-cell table:style-name="ce12" office:value-type="float" office:value="101.751579595661" calcext:value-type="float">
            <text:p>101,75</text:p>
          </table:table-cell>
          <table:table-cell table:style-name="ce16" table:formula="of:=[.C36]/[.B36]-1" office:value-type="percentage" office:value="-0.00750402160654895" calcext:value-type="percentage">
            <text:p>-0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1 T3</text:p>
          </table:table-cell>
          <table:table-cell table:style-name="ce8" office:value-type="float" office:value="102.927575511243" calcext:value-type="float">
            <text:p>102,93</text:p>
          </table:table-cell>
          <table:table-cell table:style-name="ce12" office:value-type="float" office:value="100.809496715084" calcext:value-type="float">
            <text:p>100,81</text:p>
          </table:table-cell>
          <table:table-cell table:style-name="ce16" table:formula="of:=[.C37]/[.B37]-1" office:value-type="percentage" office:value="-0.0205783414759165" calcext:value-type="percentage">
            <text:p>-2,1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1 T4</text:p>
          </table:table-cell>
          <table:table-cell table:style-name="ce8" office:value-type="float" office:value="103.660857391627" calcext:value-type="float">
            <text:p>103,66</text:p>
          </table:table-cell>
          <table:table-cell table:style-name="ce12" office:value-type="float" office:value="101.077741114783" calcext:value-type="float">
            <text:p>101,08</text:p>
          </table:table-cell>
          <table:table-cell table:style-name="ce16" table:formula="of:=[.C38]/[.B38]-1" office:value-type="percentage" office:value="-0.0249189167622318" calcext:value-type="percentage">
            <text:p>-2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2 T1</text:p>
          </table:table-cell>
          <table:table-cell table:style-name="ce8" office:value-type="float" office:value="104.244459309718" calcext:value-type="float">
            <text:p>104,24</text:p>
          </table:table-cell>
          <table:table-cell table:style-name="ce12" office:value-type="float" office:value="102.910460480674" calcext:value-type="float">
            <text:p>102,91</text:p>
          </table:table-cell>
          <table:table-cell table:style-name="ce16" table:formula="of:=[.C39]/[.B39]-1" office:value-type="percentage" office:value="-0.0127968319647623" calcext:value-type="percentage">
            <text:p>-1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2 T2</text:p>
          </table:table-cell>
          <table:table-cell table:style-name="ce8" office:value-type="float" office:value="105.172376068753" calcext:value-type="float">
            <text:p>105,17</text:p>
          </table:table-cell>
          <table:table-cell table:style-name="ce12" office:value-type="float" office:value="103.487601378484" calcext:value-type="float">
            <text:p>103,49</text:p>
          </table:table-cell>
          <table:table-cell table:style-name="ce16" table:formula="of:=[.C40]/[.B40]-1" office:value-type="percentage" office:value="-0.0160191749320877" calcext:value-type="percentage">
            <text:p>-1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2 T3</text:p>
          </table:table-cell>
          <table:table-cell table:style-name="ce8" office:value-type="float" office:value="105.742445820917" calcext:value-type="float">
            <text:p>105,74</text:p>
          </table:table-cell>
          <table:table-cell table:style-name="ce12" office:value-type="float" office:value="105.139466236124" calcext:value-type="float">
            <text:p>105,14</text:p>
          </table:table-cell>
          <table:table-cell table:style-name="ce16" table:formula="of:=[.C41]/[.B41]-1" office:value-type="percentage" office:value="-0.00570234195087938" calcext:value-type="percentage">
            <text:p>-0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2 T4</text:p>
          </table:table-cell>
          <table:table-cell table:style-name="ce8" office:value-type="float" office:value="106.673041816722" calcext:value-type="float">
            <text:p>106,67</text:p>
          </table:table-cell>
          <table:table-cell table:style-name="ce12" office:value-type="float" office:value="106.386523203229" calcext:value-type="float">
            <text:p>106,39</text:p>
          </table:table-cell>
          <table:table-cell table:style-name="ce16" table:formula="of:=[.C42]/[.B42]-1" office:value-type="percentage" office:value="-0.00268595147015171" calcext:value-type="percentage">
            <text:p>-0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3 T1</text:p>
          </table:table-cell>
          <table:table-cell table:style-name="ce8" office:value-type="float" office:value="107.460104156825" calcext:value-type="float">
            <text:p>107,46</text:p>
          </table:table-cell>
          <table:table-cell table:style-name="ce12" office:value-type="float" office:value="104.927767861258" calcext:value-type="float">
            <text:p>104,93</text:p>
          </table:table-cell>
          <table:table-cell table:style-name="ce16" table:formula="of:=[.C43]/[.B43]-1" office:value-type="percentage" office:value="-0.0235653623773814" calcext:value-type="percentage">
            <text:p>-2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3 T2</text:p>
          </table:table-cell>
          <table:table-cell table:style-name="ce8" office:value-type="float" office:value="108.107853753951" calcext:value-type="float">
            <text:p>108,11</text:p>
          </table:table-cell>
          <table:table-cell table:style-name="ce12" office:value-type="float" office:value="104.898685910458" calcext:value-type="float">
            <text:p>104,90</text:p>
          </table:table-cell>
          <table:table-cell table:style-name="ce16" table:formula="of:=[.C44]/[.B44]-1" office:value-type="percentage" office:value="-0.0296848723941646" calcext:value-type="percentage">
            <text:p>-3,0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3 T3</text:p>
          </table:table-cell>
          <table:table-cell table:style-name="ce8" office:value-type="float" office:value="108.901826029853" calcext:value-type="float">
            <text:p>108,90</text:p>
          </table:table-cell>
          <table:table-cell table:style-name="ce12" office:value-type="float" office:value="105.781749196801" calcext:value-type="float">
            <text:p>105,78</text:p>
          </table:table-cell>
          <table:table-cell table:style-name="ce16" table:formula="of:=[.C45]/[.B45]-1" office:value-type="percentage" office:value="-0.0286503628708364" calcext:value-type="percentage">
            <text:p>-2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3 T4</text:p>
          </table:table-cell>
          <table:table-cell table:style-name="ce8" office:value-type="float" office:value="110.042348132445" calcext:value-type="float">
            <text:p>110,04</text:p>
          </table:table-cell>
          <table:table-cell table:style-name="ce12" office:value-type="float" office:value="107.087483822752" calcext:value-type="float">
            <text:p>107,09</text:p>
          </table:table-cell>
          <table:table-cell table:style-name="ce16" table:formula="of:=[.C46]/[.B46]-1" office:value-type="percentage" office:value="-0.0268520652261615" calcext:value-type="percentage">
            <text:p>-2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4 T1</text:p>
          </table:table-cell>
          <table:table-cell table:style-name="ce8" office:value-type="float" office:value="110.912743736204" calcext:value-type="float">
            <text:p>110,91</text:p>
          </table:table-cell>
          <table:table-cell table:style-name="ce12" office:value-type="float" office:value="109.068069788411" calcext:value-type="float">
            <text:p>109,07</text:p>
          </table:table-cell>
          <table:table-cell table:style-name="ce16" table:formula="of:=[.C47]/[.B47]-1" office:value-type="percentage" office:value="-0.0166317583142681" calcext:value-type="percentage">
            <text:p>-1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4 T2</text:p>
          </table:table-cell>
          <table:table-cell table:style-name="ce8" office:value-type="float" office:value="112.168809353982" calcext:value-type="float">
            <text:p>112,17</text:p>
          </table:table-cell>
          <table:table-cell table:style-name="ce12" office:value-type="float" office:value="111.259561464625" calcext:value-type="float">
            <text:p>111,26</text:p>
          </table:table-cell>
          <table:table-cell table:style-name="ce16" table:formula="of:=[.C48]/[.B48]-1" office:value-type="percentage" office:value="-0.00810606704835193" calcext:value-type="percentage">
            <text:p>-0,8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4 T3</text:p>
          </table:table-cell>
          <table:table-cell table:style-name="ce8" office:value-type="float" office:value="113.394180403414" calcext:value-type="float">
            <text:p>113,39</text:p>
          </table:table-cell>
          <table:table-cell table:style-name="ce12" office:value-type="float" office:value="112.87036458472" calcext:value-type="float">
            <text:p>112,87</text:p>
          </table:table-cell>
          <table:table-cell table:style-name="ce16" table:formula="of:=[.C49]/[.B49]-1" office:value-type="percentage" office:value="-0.00461942417883454" calcext:value-type="percentage">
            <text:p>-0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4 T4</text:p>
          </table:table-cell>
          <table:table-cell table:style-name="ce8" office:value-type="float" office:value="114.661652764609" calcext:value-type="float">
            <text:p>114,66</text:p>
          </table:table-cell>
          <table:table-cell table:style-name="ce12" office:value-type="float" office:value="113.848236222907" calcext:value-type="float">
            <text:p>113,85</text:p>
          </table:table-cell>
          <table:table-cell table:style-name="ce16" table:formula="of:=[.C50]/[.B50]-1" office:value-type="percentage" office:value="-0.00709405910423844" calcext:value-type="percentage">
            <text:p>-0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5 T1</text:p>
          </table:table-cell>
          <table:table-cell table:style-name="ce8" office:value-type="float" office:value="115.654201378773" calcext:value-type="float">
            <text:p>115,65</text:p>
          </table:table-cell>
          <table:table-cell table:style-name="ce12" office:value-type="float" office:value="113.873130431775" calcext:value-type="float">
            <text:p>113,87</text:p>
          </table:table-cell>
          <table:table-cell table:style-name="ce16" table:formula="of:=[.C51]/[.B51]-1" office:value-type="percentage" office:value="-0.0153999675391383" calcext:value-type="percentage">
            <text:p>-1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5 T2</text:p>
          </table:table-cell>
          <table:table-cell table:style-name="ce8" office:value-type="float" office:value="116.633448681451" calcext:value-type="float">
            <text:p>116,63</text:p>
          </table:table-cell>
          <table:table-cell table:style-name="ce12" office:value-type="float" office:value="115.816405789084" calcext:value-type="float">
            <text:p>115,82</text:p>
          </table:table-cell>
          <table:table-cell table:style-name="ce16" table:formula="of:=[.C52]/[.B52]-1" office:value-type="percentage" office:value="-0.007005219356916" calcext:value-type="percentage">
            <text:p>-0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5 T3</text:p>
          </table:table-cell>
          <table:table-cell table:style-name="ce8" office:value-type="float" office:value="117.543192637231" calcext:value-type="float">
            <text:p>117,54</text:p>
          </table:table-cell>
          <table:table-cell table:style-name="ce12" office:value-type="float" office:value="115.313800511735" calcext:value-type="float">
            <text:p>115,31</text:p>
          </table:table-cell>
          <table:table-cell table:style-name="ce16" table:formula="of:=[.C53]/[.B53]-1" office:value-type="percentage" office:value="-0.0189665779487181" calcext:value-type="percentage">
            <text:p>-1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5 T4</text:p>
          </table:table-cell>
          <table:table-cell table:style-name="ce8" office:value-type="float" office:value="118.925127978743" calcext:value-type="float">
            <text:p>118,93</text:p>
          </table:table-cell>
          <table:table-cell table:style-name="ce12" office:value-type="float" office:value="116.331991214238" calcext:value-type="float">
            <text:p>116,33</text:p>
          </table:table-cell>
          <table:table-cell table:style-name="ce16" table:formula="of:=[.C54]/[.B54]-1" office:value-type="percentage" office:value="-0.0218047843090711" calcext:value-type="percentage">
            <text:p>-2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6 T1</text:p>
          </table:table-cell>
          <table:table-cell table:style-name="ce8" office:value-type="float" office:value="119.915895318312" calcext:value-type="float">
            <text:p>119,92</text:p>
          </table:table-cell>
          <table:table-cell table:style-name="ce12" office:value-type="float" office:value="117.965061044434" calcext:value-type="float">
            <text:p>117,97</text:p>
          </table:table-cell>
          <table:table-cell table:style-name="ce16" table:formula="of:=[.C55]/[.B55]-1" office:value-type="percentage" office:value="-0.0162683543220005" calcext:value-type="percentage">
            <text:p>-1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6 T2</text:p>
          </table:table-cell>
          <table:table-cell table:style-name="ce8" office:value-type="float" office:value="120.950425370387" calcext:value-type="float">
            <text:p>120,95</text:p>
          </table:table-cell>
          <table:table-cell table:style-name="ce12" office:value-type="float" office:value="119.088670975121" calcext:value-type="float">
            <text:p>119,09</text:p>
          </table:table-cell>
          <table:table-cell table:style-name="ce16" table:formula="of:=[.C56]/[.B56]-1" office:value-type="percentage" office:value="-0.0153927064709767" calcext:value-type="percentage">
            <text:p>-1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6 T3</text:p>
          </table:table-cell>
          <table:table-cell table:style-name="ce8" office:value-type="float" office:value="122.259099986416" calcext:value-type="float">
            <text:p>122,26</text:p>
          </table:table-cell>
          <table:table-cell table:style-name="ce12" office:value-type="float" office:value="120.619783729118" calcext:value-type="float">
            <text:p>120,62</text:p>
          </table:table-cell>
          <table:table-cell table:style-name="ce16" table:formula="of:=[.C57]/[.B57]-1" office:value-type="percentage" office:value="-0.0134085418384379" calcext:value-type="percentage">
            <text:p>-1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6 T4</text:p>
          </table:table-cell>
          <table:table-cell table:style-name="ce8" office:value-type="float" office:value="123.826120557216" calcext:value-type="float">
            <text:p>123,83</text:p>
          </table:table-cell>
          <table:table-cell table:style-name="ce12" office:value-type="float" office:value="121.912029575005" calcext:value-type="float">
            <text:p>121,91</text:p>
          </table:table-cell>
          <table:table-cell table:style-name="ce16" table:formula="of:=[.C58]/[.B58]-1" office:value-type="percentage" office:value="-0.0154578934848125" calcext:value-type="percentage">
            <text:p>-1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7 T1</text:p>
          </table:table-cell>
          <table:table-cell table:style-name="ce8" office:value-type="float" office:value="124.948442952581" calcext:value-type="float">
            <text:p>124,95</text:p>
          </table:table-cell>
          <table:table-cell table:style-name="ce12" office:value-type="float" office:value="124.266249317759" calcext:value-type="float">
            <text:p>124,27</text:p>
          </table:table-cell>
          <table:table-cell table:style-name="ce16" table:formula="of:=[.C59]/[.B59]-1" office:value-type="percentage" office:value="-0.00545980100833843" calcext:value-type="percentage">
            <text:p>-0,5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7 T2</text:p>
          </table:table-cell>
          <table:table-cell table:style-name="ce8" office:value-type="float" office:value="126.318039696277" calcext:value-type="float">
            <text:p>126,32</text:p>
          </table:table-cell>
          <table:table-cell table:style-name="ce12" office:value-type="float" office:value="126.592413455344" calcext:value-type="float">
            <text:p>126,59</text:p>
          </table:table-cell>
          <table:table-cell table:style-name="ce16" table:formula="of:=[.C60]/[.B60]-1" office:value-type="percentage" office:value="0.00217208689848447" calcext:value-type="percentage">
            <text:p>0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7 T3</text:p>
          </table:table-cell>
          <table:table-cell table:style-name="ce8" office:value-type="float" office:value="127.539759370288" calcext:value-type="float">
            <text:p>127,54</text:p>
          </table:table-cell>
          <table:table-cell table:style-name="ce12" office:value-type="float" office:value="127.807704238403" calcext:value-type="float">
            <text:p>127,81</text:p>
          </table:table-cell>
          <table:table-cell table:style-name="ce16" table:formula="of:=[.C61]/[.B61]-1" office:value-type="percentage" office:value="0.00210087324484309" calcext:value-type="percentage">
            <text:p>0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7 T4</text:p>
          </table:table-cell>
          <table:table-cell table:style-name="ce8" office:value-type="float" office:value="128.814216656177" calcext:value-type="float">
            <text:p>128,81</text:p>
          </table:table-cell>
          <table:table-cell table:style-name="ce12" office:value-type="float" office:value="129.991550875947" calcext:value-type="float">
            <text:p>129,99</text:p>
          </table:table-cell>
          <table:table-cell table:style-name="ce16" table:formula="of:=[.C62]/[.B62]-1" office:value-type="percentage" office:value="0.00913978480273192" calcext:value-type="percentage">
            <text:p>0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8 T1</text:p>
          </table:table-cell>
          <table:table-cell table:style-name="ce8" office:value-type="float" office:value="130.456431518931" calcext:value-type="float">
            <text:p>130,46</text:p>
          </table:table-cell>
          <table:table-cell table:style-name="ce12" office:value-type="float" office:value="132.070055789462" calcext:value-type="float">
            <text:p>132,07</text:p>
          </table:table-cell>
          <table:table-cell table:style-name="ce16" table:formula="of:=[.C63]/[.B63]-1" office:value-type="percentage" office:value="0.0123690664518665" calcext:value-type="percentage">
            <text:p>1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8 T2</text:p>
          </table:table-cell>
          <table:table-cell table:style-name="ce8" office:value-type="float" office:value="131.893626634738" calcext:value-type="float">
            <text:p>131,89</text:p>
          </table:table-cell>
          <table:table-cell table:style-name="ce12" office:value-type="float" office:value="134.365827598565" calcext:value-type="float">
            <text:p>134,37</text:p>
          </table:table-cell>
          <table:table-cell table:style-name="ce16" table:formula="of:=[.C64]/[.B64]-1" office:value-type="percentage" office:value="0.0187439001178809" calcext:value-type="percentage">
            <text:p>1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8 T3</text:p>
          </table:table-cell>
          <table:table-cell table:style-name="ce8" office:value-type="float" office:value="133.356413773338" calcext:value-type="float">
            <text:p>133,36</text:p>
          </table:table-cell>
          <table:table-cell table:style-name="ce12" office:value-type="float" office:value="136.859038636338" calcext:value-type="float">
            <text:p>136,86</text:p>
          </table:table-cell>
          <table:table-cell table:style-name="ce16" table:formula="of:=[.C65]/[.B65]-1" office:value-type="percentage" office:value="0.0262651398901086" calcext:value-type="percentage">
            <text:p>2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8 T4</text:p>
          </table:table-cell>
          <table:table-cell table:style-name="ce8" office:value-type="float" office:value="134.253824790708" calcext:value-type="float">
            <text:p>134,25</text:p>
          </table:table-cell>
          <table:table-cell table:style-name="ce12" office:value-type="float" office:value="131.255848111961" calcext:value-type="float">
            <text:p>131,26</text:p>
          </table:table-cell>
          <table:table-cell table:style-name="ce16" table:formula="of:=[.C66]/[.B66]-1" office:value-type="percentage" office:value="-0.0223306612189262" calcext:value-type="percentage">
            <text:p>-2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9 T1</text:p>
          </table:table-cell>
          <table:table-cell table:style-name="ce8" office:value-type="float" office:value="135.884067068776" calcext:value-type="float">
            <text:p>135,88</text:p>
          </table:table-cell>
          <table:table-cell table:style-name="ce12" office:value-type="float" office:value="128.599696455649" calcext:value-type="float">
            <text:p>128,60</text:p>
          </table:table-cell>
          <table:table-cell table:style-name="ce16" table:formula="of:=[.C67]/[.B67]-1" office:value-type="percentage" office:value="-0.0536072460168573" calcext:value-type="percentage">
            <text:p>-5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9 T2</text:p>
          </table:table-cell>
          <table:table-cell table:style-name="ce8" office:value-type="float" office:value="136.939195071894" calcext:value-type="float">
            <text:p>136,94</text:p>
          </table:table-cell>
          <table:table-cell table:style-name="ce12" office:value-type="float" office:value="131.88146552132" calcext:value-type="float">
            <text:p>131,88</text:p>
          </table:table-cell>
          <table:table-cell table:style-name="ce16" table:formula="of:=[.C68]/[.B68]-1" office:value-type="percentage" office:value="-0.0369341264779495" calcext:value-type="percentage">
            <text:p>-3,7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2009 T3</text:p>
          </table:table-cell>
          <table:table-cell table:style-name="ce8" office:value-type="float" office:value="138.40280427111" calcext:value-type="float">
            <text:p>138,40</text:p>
          </table:table-cell>
          <table:table-cell table:style-name="ce12" office:value-type="float" office:value="135.153736821374" calcext:value-type="float">
            <text:p>135,15</text:p>
          </table:table-cell>
          <table:table-cell table:style-name="ce16" table:formula="of:=[.C69]/[.B69]-1" office:value-type="percentage" office:value="-0.023475445218374" calcext:value-type="percentage">
            <text:p>-2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09 T4</text:p>
          </table:table-cell>
          <table:table-cell table:style-name="ce9" office:value-type="float" office:value="139.296283616878" calcext:value-type="float">
            <text:p>139,30</text:p>
          </table:table-cell>
          <table:table-cell table:style-name="ce12" office:value-type="float" office:value="138.259233025257" calcext:value-type="float">
            <text:p>138,26</text:p>
          </table:table-cell>
          <table:table-cell table:style-name="ce16" table:formula="of:=[.C70]/[.B70]-1" office:value-type="percentage" office:value="-0.0074449264883063" calcext:value-type="percentage">
            <text:p>-0,7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0 T1</text:p>
          </table:table-cell>
          <table:table-cell table:style-name="ce9" office:value-type="float" office:value="140.669924030439" calcext:value-type="float">
            <text:p>140,67</text:p>
          </table:table-cell>
          <table:table-cell table:style-name="ce12" office:value-type="float" office:value="140.57816733785" calcext:value-type="float">
            <text:p>140,58</text:p>
          </table:table-cell>
          <table:table-cell table:style-name="ce16" table:formula="of:=[.C71]/[.B71]-1" office:value-type="percentage" office:value="-0.000652283657804453" calcext:value-type="percentage">
            <text:p>-0,1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0 T2</text:p>
          </table:table-cell>
          <table:table-cell table:style-name="ce9" office:value-type="float" office:value="141.475574954794" calcext:value-type="float">
            <text:p>141,48</text:p>
          </table:table-cell>
          <table:table-cell table:style-name="ce12" office:value-type="float" office:value="142.774180779127" calcext:value-type="float">
            <text:p>142,77</text:p>
          </table:table-cell>
          <table:table-cell table:style-name="ce16" table:formula="of:=[.C72]/[.B72]-1" office:value-type="percentage" office:value="0.00917901075678218" calcext:value-type="percentage">
            <text:p>0,9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0 T3</text:p>
          </table:table-cell>
          <table:table-cell table:style-name="ce9" office:value-type="float" office:value="142.334108409143" calcext:value-type="float">
            <text:p>142,33</text:p>
          </table:table-cell>
          <table:table-cell table:style-name="ce12" office:value-type="float" office:value="144.588512149259" calcext:value-type="float">
            <text:p>144,59</text:p>
          </table:table-cell>
          <table:table-cell table:style-name="ce16" table:formula="of:=[.C73]/[.B73]-1" office:value-type="percentage" office:value="0.0158388159051481" calcext:value-type="percentage">
            <text:p>1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0 T4</text:p>
          </table:table-cell>
          <table:table-cell table:style-name="ce9" office:value-type="float" office:value="143.413557274165" calcext:value-type="float">
            <text:p>143,41</text:p>
          </table:table-cell>
          <table:table-cell table:style-name="ce12" office:value-type="float" office:value="146.205233278071" calcext:value-type="float">
            <text:p>146,21</text:p>
          </table:table-cell>
          <table:table-cell table:style-name="ce16" table:formula="of:=[.C74]/[.B74]-1" office:value-type="percentage" office:value="0.0194659142201521" calcext:value-type="percentage">
            <text:p>1,9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1 T1</text:p>
          </table:table-cell>
          <table:table-cell table:style-name="ce9" office:value-type="float" office:value="145.402834189792" calcext:value-type="float">
            <text:p>145,40</text:p>
          </table:table-cell>
          <table:table-cell table:style-name="ce12" office:value-type="float" office:value="147.203216795048" calcext:value-type="float">
            <text:p>147,20</text:p>
          </table:table-cell>
          <table:table-cell table:style-name="ce16" table:formula="of:=[.C75]/[.B75]-1" office:value-type="percentage" office:value="0.0123820324087085" calcext:value-type="percentage">
            <text:p>1,2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1 T2</text:p>
          </table:table-cell>
          <table:table-cell table:style-name="ce9" office:value-type="float" office:value="146.970890136809" calcext:value-type="float">
            <text:p>146,97</text:p>
          </table:table-cell>
          <table:table-cell table:style-name="ce12" office:value-type="float" office:value="150.012144966352" calcext:value-type="float">
            <text:p>150,01</text:p>
          </table:table-cell>
          <table:table-cell table:style-name="ce16" table:formula="of:=[.C76]/[.B76]-1" office:value-type="percentage" office:value="0.0206929061034602" calcext:value-type="percentage">
            <text:p>2,1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1 T3</text:p>
          </table:table-cell>
          <table:table-cell table:style-name="ce9" office:value-type="float" office:value="148.244941660781" calcext:value-type="float">
            <text:p>148,24</text:p>
          </table:table-cell>
          <table:table-cell table:style-name="ce12" office:value-type="float" office:value="149.755147750313" calcext:value-type="float">
            <text:p>149,76</text:p>
          </table:table-cell>
          <table:table-cell table:style-name="ce16" table:formula="of:=[.C77]/[.B77]-1" office:value-type="percentage" office:value="0.0101872352109553" calcext:value-type="percentage">
            <text:p>1,0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1 T4</text:p>
          </table:table-cell>
          <table:table-cell table:style-name="ce9" office:value-type="float" office:value="149.149996251747" calcext:value-type="float">
            <text:p>149,15</text:p>
          </table:table-cell>
          <table:table-cell table:style-name="ce12" office:value-type="float" office:value="150.057015017134" calcext:value-type="float">
            <text:p>150,06</text:p>
          </table:table-cell>
          <table:table-cell table:style-name="ce16" table:formula="of:=[.C78]/[.B78]-1" office:value-type="percentage" office:value="0.00608125235119483" calcext:value-type="percentage">
            <text:p>0,6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2 T1</text:p>
          </table:table-cell>
          <table:table-cell table:style-name="ce9" office:value-type="float" office:value="150.103898175293" calcext:value-type="float">
            <text:p>150,10</text:p>
          </table:table-cell>
          <table:table-cell table:style-name="ce12" office:value-type="float" office:value="149.859408821854" calcext:value-type="float">
            <text:p>149,86</text:p>
          </table:table-cell>
          <table:table-cell table:style-name="ce16" table:formula="of:=[.C79]/[.B79]-1" office:value-type="percentage" office:value="-0.00162880082669925" calcext:value-type="percentage">
            <text:p>-0,2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2 T2</text:p>
          </table:table-cell>
          <table:table-cell table:style-name="ce9" office:value-type="float" office:value="150.924134415581" calcext:value-type="float">
            <text:p>150,92</text:p>
          </table:table-cell>
          <table:table-cell table:style-name="ce12" office:value-type="float" office:value="151.210349230045" calcext:value-type="float">
            <text:p>151,21</text:p>
          </table:table-cell>
          <table:table-cell table:style-name="ce16" table:formula="of:=[.C80]/[.B80]-1" office:value-type="percentage" office:value="0.00189641514640648" calcext:value-type="percentage">
            <text:p>0,2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2 T3</text:p>
          </table:table-cell>
          <table:table-cell table:style-name="ce9" office:value-type="float" office:value="151.678758113532" calcext:value-type="float">
            <text:p>151,68</text:p>
          </table:table-cell>
          <table:table-cell table:style-name="ce12" office:value-type="float" office:value="153.590902133528" calcext:value-type="float">
            <text:p>153,59</text:p>
          </table:table-cell>
          <table:table-cell table:style-name="ce16" table:formula="of:=[.C81]/[.B81]-1" office:value-type="percentage" office:value="0.0126065379475486" calcext:value-type="percentage">
            <text:p>1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2 T4</text:p>
          </table:table-cell>
          <table:table-cell table:style-name="ce9" office:value-type="float" office:value="152.418496677165" calcext:value-type="float">
            <text:p>152,42</text:p>
          </table:table-cell>
          <table:table-cell table:style-name="ce12" office:value-type="float" office:value="153.884636229358" calcext:value-type="float">
            <text:p>153,88</text:p>
          </table:table-cell>
          <table:table-cell table:style-name="ce16" table:formula="of:=[.C82]/[.B82]-1" office:value-type="percentage" office:value="0.00961917079722152" calcext:value-type="percentage">
            <text:p>1,0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3 T1</text:p>
          </table:table-cell>
          <table:table-cell table:style-name="ce9" office:value-type="float" office:value="153.099090684884" calcext:value-type="float">
            <text:p>153,10</text:p>
          </table:table-cell>
          <table:table-cell table:style-name="ce12" office:value-type="float" office:value="153.902672579233" calcext:value-type="float">
            <text:p>153,90</text:p>
          </table:table-cell>
          <table:table-cell table:style-name="ce16" table:formula="of:=[.C83]/[.B83]-1" office:value-type="percentage" office:value="0.00524876987024769" calcext:value-type="percentage">
            <text:p>0,5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3 T2</text:p>
          </table:table-cell>
          <table:table-cell table:style-name="ce9" office:value-type="float" office:value="153.475934911131" calcext:value-type="float">
            <text:p>153,48</text:p>
          </table:table-cell>
          <table:table-cell table:style-name="ce12" office:value-type="float" office:value="157.093972896384" calcext:value-type="float">
            <text:p>157,09</text:p>
          </table:table-cell>
          <table:table-cell table:style-name="ce16" table:formula="of:=[.C84]/[.B84]-1" office:value-type="percentage" office:value="0.0235739758636926" calcext:value-type="percentage">
            <text:p>2,4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3 T3</text:p>
          </table:table-cell>
          <table:table-cell table:style-name="ce9" office:value-type="float" office:value="153.991688271977" calcext:value-type="float">
            <text:p>153,99</text:p>
          </table:table-cell>
          <table:table-cell table:style-name="ce12" office:value-type="float" office:value="157.977155406057" calcext:value-type="float">
            <text:p>157,98</text:p>
          </table:table-cell>
          <table:table-cell table:style-name="ce16" table:formula="of:=[.C85]/[.B85]-1" office:value-type="percentage" office:value="0.025881053573759" calcext:value-type="percentage">
            <text:p>2,6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3 T4</text:p>
          </table:table-cell>
          <table:table-cell table:style-name="ce9" office:value-type="float" office:value="154.502734737527" calcext:value-type="float">
            <text:p>154,50</text:p>
          </table:table-cell>
          <table:table-cell table:style-name="ce12" office:value-type="float" office:value="157.887109963296" calcext:value-type="float">
            <text:p>157,89</text:p>
          </table:table-cell>
          <table:table-cell table:style-name="ce16" table:formula="of:=[.C86]/[.B86]-1" office:value-type="percentage" office:value="0.021904953537029" calcext:value-type="percentage">
            <text:p>2,2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4 T1</text:p>
          </table:table-cell>
          <table:table-cell table:style-name="ce9" office:value-type="float" office:value="154.679006189535" calcext:value-type="float">
            <text:p>154,68</text:p>
          </table:table-cell>
          <table:table-cell table:style-name="ce12" office:value-type="float" office:value="158.234714662091" calcext:value-type="float">
            <text:p>158,23</text:p>
          </table:table-cell>
          <table:table-cell table:style-name="ce16" table:formula="of:=[.C87]/[.B87]-1" office:value-type="percentage" office:value="0.022987660446945" calcext:value-type="percentage">
            <text:p>2,3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4 T2</text:p>
          </table:table-cell>
          <table:table-cell table:style-name="ce9" office:value-type="float" office:value="155.108329032163" calcext:value-type="float">
            <text:p>155,11</text:p>
          </table:table-cell>
          <table:table-cell table:style-name="ce12" office:value-type="float" office:value="157.077184255518" calcext:value-type="float">
            <text:p>157,08</text:p>
          </table:table-cell>
          <table:table-cell table:style-name="ce16" table:formula="of:=[.C88]/[.B88]-1" office:value-type="percentage" office:value="0.0126934203703999" calcext:value-type="percentage">
            <text:p>1,3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4 T3</text:p>
          </table:table-cell>
          <table:table-cell table:style-name="ce9" office:value-type="float" office:value="155.341340460431" calcext:value-type="float">
            <text:p>155,34</text:p>
          </table:table-cell>
          <table:table-cell table:style-name="ce12" office:value-type="float" office:value="157.05100745178" calcext:value-type="float">
            <text:p>157,05</text:p>
          </table:table-cell>
          <table:table-cell table:style-name="ce16" table:formula="of:=[.C89]/[.B89]-1" office:value-type="percentage" office:value="0.0110058725274391" calcext:value-type="percentage">
            <text:p>1,1%</text:p>
          </table:table-cell>
          <table:table-cell table:style-name="ce19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2014 T4</text:p>
          </table:table-cell>
          <table:table-cell table:style-name="ce9" office:value-type="float" office:value="155.531655727175" calcext:value-type="float">
            <text:p>155,53</text:p>
          </table:table-cell>
          <table:table-cell table:style-name="ce12" office:value-type="float" office:value="157.666471097473" calcext:value-type="float">
            <text:p>157,67</text:p>
          </table:table-cell>
          <table:table-cell table:style-name="ce16" table:formula="of:=[.C90]/[.B90]-1" office:value-type="percentage" office:value="0.0137259219694958" calcext:value-type="percentage">
            <text:p>1,4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5 T1</text:p>
          </table:table-cell>
          <table:table-cell table:style-name="ce9" office:value-type="float" office:value="155.513678660114" calcext:value-type="float">
            <text:p>155,51</text:p>
          </table:table-cell>
          <table:table-cell table:style-name="ce12" office:value-type="float" office:value="155.947837219084" calcext:value-type="float">
            <text:p>155,95</text:p>
          </table:table-cell>
          <table:table-cell table:style-name="ce16" table:formula="of:=[.C91]/[.B91]-1" office:value-type="percentage" office:value="0.00279177087643312" calcext:value-type="percentage">
            <text:p>0,3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5 T2</text:p>
          </table:table-cell>
          <table:table-cell table:style-name="ce9" office:value-type="float" office:value="155.25779666536" calcext:value-type="float">
            <text:p>155,26</text:p>
          </table:table-cell>
          <table:table-cell table:style-name="ce12" office:value-type="float" office:value="152.422421882323" calcext:value-type="float">
            <text:p>152,42</text:p>
          </table:table-cell>
          <table:table-cell table:style-name="ce16" table:formula="of:=[.C92]/[.B92]-1" office:value-type="percentage" office:value="-0.0182623664893883" calcext:value-type="percentage">
            <text:p>-1,8%</text:p>
          </table:table-cell>
          <table:table-cell/>
          <table:table-cell table:style-name="ce19"/>
          <table:table-cell/>
          <table:table-cell table:style-name="ce19"/>
          <table:table-cell table:number-columns-repeated="1016"/>
        </table:table-row>
        <table:table-row table:style-name="ro3">
          <table:table-cell table:style-name="ce3" office:value-type="string" calcext:value-type="string">
            <text:p>2015 T3</text:p>
          </table:table-cell>
          <table:table-cell table:style-name="ce9" office:value-type="float" office:value="155.056989452275" calcext:value-type="float">
            <text:p>155,06</text:p>
          </table:table-cell>
          <table:table-cell table:style-name="ce12" office:value-type="float" office:value="150.353005185203" calcext:value-type="float">
            <text:p>150,35</text:p>
          </table:table-cell>
          <table:table-cell table:style-name="ce16" table:formula="of:=[.C93]/[.B93]-1" office:value-type="percentage" office:value="-0.0303371314230229" calcext:value-type="percentage">
            <text:p>-3,0%</text:p>
          </table:table-cell>
          <table:table-cell/>
          <table:table-cell table:style-name="ce19"/>
          <table:table-cell/>
          <table:table-cell table:style-name="ce19"/>
          <table:table-cell table:number-columns-repeated="1016"/>
        </table:table-row>
        <table:table-row table:style-name="ro3">
          <table:table-cell table:style-name="ce3" office:value-type="string" calcext:value-type="string">
            <text:p>2015 T4</text:p>
          </table:table-cell>
          <table:table-cell table:style-name="ce9" office:value-type="float" office:value="154.896337046562" calcext:value-type="float">
            <text:p>154,90</text:p>
          </table:table-cell>
          <table:table-cell table:style-name="ce12" office:value-type="float" office:value="148.940572782238" calcext:value-type="float">
            <text:p>148,94</text:p>
          </table:table-cell>
          <table:table-cell table:style-name="ce16" table:formula="of:=[.C94]/[.B94]-1" office:value-type="percentage" office:value="-0.0384500006771247" calcext:value-type="percentage">
            <text:p>-3,8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6 T1</text:p>
          </table:table-cell>
          <table:table-cell table:style-name="ce9" office:value-type="float" office:value="154.772666800554" calcext:value-type="float">
            <text:p>154,77</text:p>
          </table:table-cell>
          <table:table-cell table:style-name="ce12" office:value-type="float" office:value="147.895012952789" calcext:value-type="float">
            <text:p>147,90</text:p>
          </table:table-cell>
          <table:table-cell table:style-name="ce16" table:formula="of:=[.C95]/[.B95]-1" office:value-type="percentage" office:value="-0.0444371347340554" calcext:value-type="percentage">
            <text:p>-4,4%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6 T2</text:p>
          </table:table-cell>
          <table:table-cell table:style-name="ce9" office:value-type="float" office:value="154.753567209229" calcext:value-type="float">
            <text:p>154,75</text:p>
          </table:table-cell>
          <table:table-cell table:style-name="ce12" office:value-type="float" office:value="147.050458801931" calcext:value-type="float">
            <text:p>147,05</text:p>
          </table:table-cell>
          <table:table-cell table:style-name="ce16" table:formula="of:=[.C96]/[.B96]-1" office:value-type="percentage" office:value="-0.049776612883393" calcext:value-type="percentage">
            <text:p>-5,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016 T3</text:p>
          </table:table-cell>
          <table:table-cell table:style-name="ce9" office:value-type="float" office:value="154.52921157815" calcext:value-type="float">
            <text:p>154,53</text:p>
          </table:table-cell>
          <table:table-cell table:style-name="ce12" office:value-type="float" office:value="146.323185701442" calcext:value-type="float">
            <text:p>146,32</text:p>
          </table:table-cell>
          <table:table-cell table:style-name="ce16" table:formula="of:=[.C97]/[.B97]-1" office:value-type="percentage" office:value="-0.0531033957457164" calcext:value-type="percentage">
            <text:p>-5,3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016 T4</text:p>
          </table:table-cell>
          <table:table-cell table:style-name="ce9" office:value-type="float" office:value="154.608636194567" calcext:value-type="float">
            <text:p>154,61</text:p>
          </table:table-cell>
          <table:table-cell table:style-name="ce12" office:value-type="float" office:value="145.314950956176" calcext:value-type="float">
            <text:p>145,31</text:p>
          </table:table-cell>
          <table:table-cell table:style-name="ce16" table:formula="of:=[.C98]/[.B98]-1" office:value-type="percentage" office:value="-0.0601110356260762" calcext:value-type="percentage">
            <text:p>-6,0%</text:p>
          </table:table-cell>
          <table:table-cell table:style-name="ce20" table:number-columns-repeated="4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7 T1</text:p>
          </table:table-cell>
          <table:table-cell table:style-name="ce9" office:value-type="float" office:value="154.594883291091" calcext:value-type="float">
            <text:p>154,59</text:p>
          </table:table-cell>
          <table:table-cell table:style-name="ce12" office:value-type="float" office:value="147.212551550185" calcext:value-type="float">
            <text:p>147,21</text:p>
          </table:table-cell>
          <table:table-cell table:style-name="ce16" table:formula="of:=[.C99]/[.B99]-1" office:value-type="percentage" office:value="-0.0477527560016722" calcext:value-type="percentage">
            <text:p>-4,8%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21" table:number-columns-repeated="1016"/>
        </table:table-row>
        <table:table-row table:style-name="ro3">
          <table:table-cell table:style-name="ce3" office:value-type="string" calcext:value-type="string">
            <text:p>2017 T2</text:p>
          </table:table-cell>
          <table:table-cell table:style-name="ce9" office:value-type="float" office:value="154.779659626997" calcext:value-type="float">
            <text:p>154,78</text:p>
          </table:table-cell>
          <table:table-cell table:style-name="ce12" office:value-type="float" office:value="148.210574448624" calcext:value-type="float">
            <text:p>148,21</text:p>
          </table:table-cell>
          <table:table-cell table:style-name="ce16" table:formula="of:=[.C100]/[.B100]-1" office:value-type="percentage" office:value="-0.0424415274862577" calcext:value-type="percentage">
            <text:p>-4,2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017 T3</text:p>
          </table:table-cell>
          <table:table-cell table:style-name="ce9" office:value-type="float" office:value="155.038364271372" calcext:value-type="float">
            <text:p>155,04</text:p>
          </table:table-cell>
          <table:table-cell table:style-name="ce12" office:value-type="float" office:value="148.4272821814" calcext:value-type="float">
            <text:p>148,43</text:p>
          </table:table-cell>
          <table:table-cell table:style-name="ce16" table:formula="of:=[.C101]/[.B101]-1" office:value-type="percentage" office:value="-0.042641588235541" calcext:value-type="percentage">
            <text:p>-4,3%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2017 T4</text:p>
          </table:table-cell>
          <table:table-cell table:style-name="ce10"/>
          <table:table-cell table:style-name="ce13"/>
          <table:table-cell table:style-name="ce17"/>
          <table:table-cell table:number-columns-repeated="1020"/>
        </table:table-row>
        <table:table-row table:style-name="ro4" table:number-rows-repeated="10484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BEN_ES_RJ_SUL_CO_80" table:base-cell-address="$Dados.$A$1" table:expression="#REF!"/>
        <table:named-expression table:name="CHKPAS" table:base-cell-address="$Dados.$A$1" table:expression="[1]ltfem96!$b$447"/>
        <table:named-expression table:name="CHKSAVE" table:base-cell-address="$Dados.$A$1" table:expression="[1]ltfem96!$b$437"/>
        <table:named-expression table:name="cib_cab2" table:base-cell-address="$Dados.$A$1" table:expression="[3]p24!#ref!"/>
        <table:named-expression table:name="CID_CAB" table:base-cell-address="$Dados.$A$1" table:expression="#REF!"/>
        <table:named-expression table:name="CODTERRITORIO" table:base-cell-address="$Dados.$A$1" table:expression="#REF!"/>
        <table:named-expression table:name="D0" table:base-cell-address="$Dados.$A$1" table:expression="#REF!"/>
        <table:named-expression table:name="DICNOMEBL_BLC_UNIC" table:base-cell-address="$Dados.$A$1" table:expression="#REF!"/>
        <table:named-expression table:name="DOC" table:base-cell-address="$Dados.$A$1" table:expression="[1]ltfem96!$a$151:[#REF!]"/>
        <table:named-expression table:name="ERR_LOC" table:base-cell-address="$Dados.$A$1" table:expression="[1]ltfem96!$b$648"/>
        <table:named-expression table:name="ERR_MSG" table:base-cell-address="$Dados.$A$1" table:expression="[1]ltfem96!$b$528"/>
        <table:named-expression table:name="FG" table:base-cell-address="$Dados.$A$1" table:expression="#REF!"/>
        <table:named-expression table:name="FILENAME" table:base-cell-address="$Dados.$A$1" table:expression="[1]ltfem96!$b$489"/>
        <table:named-expression table:name="FILTROBL_BLC_UNIC" table:base-cell-address="$Dados.$A$1" table:expression="#REF!"/>
        <table:named-expression table:name="FLOPDIR" table:base-cell-address="$Dados.$A$1" table:expression="[1]ltfem96!$b$631"/>
        <table:named-expression table:name="FLOPPY" table:base-cell-address="$Dados.$A$1" table:expression="[1]ltfem96!$b$524"/>
        <table:named-expression table:name="FVDS" table:base-cell-address="$Dados.$A$1" table:expression="#REF!"/>
        <table:named-expression table:name="GETFILE" table:base-cell-address="$Dados.$A$1" table:expression="[1]ltfem96!$b$463"/>
        <table:named-expression table:name="GRAF" table:base-cell-address="$Dados.$A$1" table:expression="#REF!"/>
        <table:named-expression table:name="GraficoNovo17" table:base-cell-address="$Dados.$A$1" table:expression="#REF!"/>
        <table:named-expression table:name="GRDIR" table:base-cell-address="$Dados.$A$1" table:expression="[1]ltfem96!$b$518"/>
        <table:named-expression table:name="HELP" table:base-cell-address="$Dados.$A$1" table:expression="[1]ltfem96!$a$251:[#REF!]"/>
        <table:named-expression table:name="Ident" table:base-cell-address="$Dados.$A$1" table:expression="&quot;Figura 3&quot;"/>
        <table:named-expression table:name="LTFEMAM80" table:base-cell-address="$Dados.$A$1" table:expression="#REF!"/>
        <table:named-expression table:name="LTMASCAM80" table:base-cell-address="$Dados.$A$1" table:expression="#REF!"/>
        <table:named-expression table:name="MESSAGE" table:base-cell-address="$Dados.$A$1" table:expression="[1]ltfem96!$a$621"/>
        <table:named-expression table:name="MSG_CELL" table:base-cell-address="$Dados.$A$1" table:expression="[1]ltfem96!$a$643"/>
        <table:named-expression table:name="NOMEPRODUTO1" table:base-cell-address="$Dados.$A$1" table:expression="#REF!"/>
        <table:named-expression table:name="NOMEPRODUTO2" table:base-cell-address="$Dados.$A$1" table:expression="#REF!"/>
        <table:named-expression table:name="NOMEPRODUTO3" table:base-cell-address="$Dados.$A$1" table:expression="#REF!"/>
        <table:named-expression table:name="NOMEPRODUTO4" table:base-cell-address="$Dados.$A$1" table:expression="#REF!"/>
        <table:named-expression table:name="NOMETERRITORIO" table:base-cell-address="$Dados.$A$1" table:expression="#REF!"/>
        <table:named-expression table:name="NOMETERRITORIOMAIS" table:base-cell-address="$Dados.$A$1" table:expression="#REF!"/>
        <table:named-expression table:name="NOMETERRITORIOTIT" table:base-cell-address="$Dados.$A$1" table:expression="#REF!"/>
        <table:named-expression table:name="NOMETERRITORIOTITMAIS" table:base-cell-address="$Dados.$A$1" table:expression="#REF!"/>
        <table:named-expression table:name="NOMEUNIDADE1" table:base-cell-address="$Dados.$A$1" table:expression="#REF!"/>
        <table:named-expression table:name="NOMEUNIDADE2" table:base-cell-address="$Dados.$A$1" table:expression="#REF!"/>
        <table:named-expression table:name="NOMEUNIDADE3" table:base-cell-address="$Dados.$A$1" table:expression="#REF!"/>
        <table:named-expression table:name="NOMEUNIDADE4" table:base-cell-address="$Dados.$A$1" table:expression="#REF!"/>
        <table:named-expression table:name="NOPAS" table:base-cell-address="$Dados.$A$1" table:expression="[1]ltfem96!$b$540"/>
        <table:named-expression table:name="NOPAS3" table:base-cell-address="$Dados.$A$1" table:expression="[1]ltfem96!$b$549"/>
        <table:named-expression table:name="NUMERODEORDEM" table:base-cell-address="$Dados.$A$1" table:expression="#REF!"/>
        <table:named-expression table:name="OLD_MSG" table:base-cell-address="$Dados.$A$1" table:expression="[1]ltfem96!$a$665"/>
        <table:named-expression table:name="ORDEMTERRITORIO" table:base-cell-address="$Dados.$A$1" table:expression="#REF!"/>
        <table:named-expression table:name="PAS_MSG1" table:base-cell-address="$Dados.$A$1" table:expression="[1]ltfem96!$a$554"/>
        <table:named-expression table:name="PAS_MSG2" table:base-cell-address="$Dados.$A$1" table:expression="[1]ltfem96!$a$577"/>
        <table:named-expression table:name="PAS_MSG3" table:base-cell-address="$Dados.$A$1" table:expression="[1]ltfem96!$a$599"/>
        <table:named-expression table:name="PAUSE" table:base-cell-address="$Dados.$A$1" table:expression="[1]ltfem96!$b$533"/>
        <table:named-expression table:name="POPBRFILHO_H" table:base-cell-address="$Dados.$A$1" table:expression="#REF!"/>
        <table:named-expression table:name="POPBRFILHO_M" table:base-cell-address="$Dados.$A$1" table:expression="#REF!"/>
        <table:named-expression table:name="POPBRFREQ6" table:base-cell-address="$Dados.$A$1" table:expression="#REF!"/>
        <table:named-expression table:name="POPBRPEA" table:base-cell-address="$Dados.$A$1" table:expression="#REF!"/>
        <table:named-expression table:name="PRINT" table:base-cell-address="$Dados.$A$1" table:expression="[1]ltfem96!$a$22:[#REF!]"/>
        <table:named-expression table:name="PRINT_AREA_MI" table:base-cell-address="$Dados.$A$1" table:expression="[1]ltfem96!$a$3:[#REF!]"/>
        <table:named-expression table:name="PRINT_TITLES_MI" table:base-cell-address="$Dados.$A$1" table:expression="[1]ltfem96!$a$1:[#REF!]"/>
        <table:named-expression table:name="RESDIR" table:base-cell-address="$Dados.$A$1" table:expression="[1]ltfem96!$b$488"/>
        <table:named-expression table:name="RESTYPE" table:base-cell-address="$Dados.$A$1" table:expression="[1]ltfem96!$b$522"/>
        <table:named-expression table:name="REWFD" table:base-cell-address="$Dados.$A$1" table:expression="#REF!"/>
        <table:named-expression table:name="RSVMENU" table:base-cell-address="$Dados.$A$1" table:expression="[1]ltfem96!$b$458"/>
        <table:named-expression table:name="s" table:base-cell-address="$Dados.$A$1" table:expression="#REF!"/>
        <table:named-expression table:name="SAVE" table:base-cell-address="$Dados.$A$1" table:expression="[1]ltfem96!$b$485"/>
        <table:named-expression table:name="SAVED" table:base-cell-address="$Dados.$A$1" table:expression="[1]ltfem96!$b$497"/>
        <table:named-expression table:name="SAVENGO" table:base-cell-address="$Dados.$A$1" table:expression="[1]ltfem96!$b$442"/>
        <table:named-expression table:name="SAVE_MSG" table:base-cell-address="$Dados.$A$1" table:expression="[1]ltfem96!$a$687"/>
        <table:named-expression table:name="SPSS" table:base-cell-address="$Dados.$A$1" table:expression="#REF!"/>
        <table:named-expression table:name="TEMP" table:base-cell-address="$Dados.$A$1" table:expression="[1]ltfem96!$b$538"/>
        <table:named-expression table:name="TOTORDEMBLC_UNIC" table:base-cell-address="$Dados.$A$1" table:expression="#REF!"/>
        <table:named-expression table:name="X" table:base-cell-address="$Dados.$A$1" table:expression="#REF!"/>
        <table:named-expression table:name="\d" table:base-cell-address="$Dados.$A$1" table:expression="[1]ltfem96!$b$426"/>
        <table:named-expression table:name="\g" table:base-cell-address="$Dados.$A$1" table:expression="[1]ltfem96!$b$500"/>
        <table:named-expression table:name="\h" table:base-cell-address="$Dados.$A$1" table:expression="[1]ltfem96!$b$422"/>
        <table:named-expression table:name="\m" table:base-cell-address="$Dados.$A$1" table:expression="[1]ltfem96!$b$430"/>
        <table:named-expression table:name="\n" table:base-cell-address="$Dados.$A$1" table:expression="'[2]%pib'!#ref!"/>
        <table:named-expression table:name="\s" table:base-cell-address="$Dados.$A$1" table:expression="[1]ltfem96!$b$452"/>
        <table:named-expression table:name="_pag1" table:base-cell-address="$Dados.$A$1" table:expression="#REF!"/>
        <table:named-expression table:name="_pag2" table:base-cell-address="$Dados.$A$1" table:expression="#REF!"/>
        <table:named-expression table:name="_r" table:base-cell-address="$Dados.$A$1" table:expression="#REF!"/>
        <table:named-expression table:name="_xlnm.Print_Area" table:base-cell-address="$Dados.$A$1" table:expression="[1]ltfem96!$a$3:[#REF!]"/>
        <table:named-expression table:name="_xlnm.Print_Titles" table:base-cell-address="$Dados.$A$1" table:expression="[1]ltfem96!$a$1:[#REF!]"/>
        <table:named-expression table:name="__123Graph_A" table:base-cell-address="$Dados.$A$1" table:expression="[1]ltfem96!$e$351:[#REF!]"/>
        <table:named-expression table:name="__123Graph_AGRAPH1" table:base-cell-address="$Dados.$A$1" table:expression="[1]ltfem96!$d$351:[#REF!]"/>
        <table:named-expression table:name="__123Graph_AGRAPH2" table:base-cell-address="$Dados.$A$1" table:expression="[1]ltfem96!$e$351:[#REF!]"/>
        <table:named-expression table:name="__123Graph_B" table:base-cell-address="$Dados.$A$1" table:expression="[1]ltfem96!$g$351:[#REF!]"/>
        <table:named-expression table:name="__123Graph_BGRAPH1" table:base-cell-address="$Dados.$A$1" table:expression="[1]ltfem96!$f$351:[#REF!]"/>
        <table:named-expression table:name="__123Graph_BGRAPH2" table:base-cell-address="$Dados.$A$1" table:expression="[1]ltfem96!$g$351:[#REF!]"/>
        <table:named-expression table:name="__123Graph_LBL_A" table:base-cell-address="$Dados.$A$1" table:expression="[1]ltfem96!$h$351:[#REF!]"/>
        <table:named-expression table:name="__123Graph_LBL_AGRAPH1" table:base-cell-address="$Dados.$A$1" table:expression="[1]ltfem96!$h$351:[#REF!]"/>
        <table:named-expression table:name="__123Graph_LBL_AGRAPH2" table:base-cell-address="$Dados.$A$1" table:expression="[1]ltfem96!$h$351:[#REF!]"/>
        <table:named-expression table:name="__123Graph_X" table:base-cell-address="$Dados.$A$1" table:expression="[1]ltfem96!$b$351:[#REF!]"/>
        <table:named-expression table:name="__123Graph_XGRAPH1" table:base-cell-address="$Dados.$A$1" table:expression="[1]ltfem96!$c$351:[#REF!]"/>
        <table:named-expression table:name="__123Graph_XGRAPH2" table:base-cell-address="$Dados.$A$1" table:expression="[1]ltfem96!$b$351:[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orcentagem_20_2" style:display-name="Porcentagem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dos Santos Martins</meta:initial-creator>
    <dc:creator>José Ronaldo de Castro Souza Júnior</dc:creator>
    <meta:creation-date>2016-06-29T20:54:53</meta:creation-date>
    <dc:date>2017-12-20T20:00:21</dc:date>
    <meta:generator>LibreOffice/5.4.6.2$Linux_X86_64 LibreOffice_project/40m0$Build-2</meta:generator>
    <meta:document-statistic meta:table-count="1" meta:cell-count="404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